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font-name="AppleGothic" fo:font-size="11pt" fo:letter-spacing="normal" fo:font-style="normal" fo:font-weight="normal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482499220742823114" text:style-name="L1">
        <text:list-item>
          <text:p text:style-name="P1">Geschlecht: <text:tab/><text:tab/>Male<text:line-break/></text:p>
        </text:list-item>
        <text:list-item>
          <text:p text:style-name="P1">Titel (Abschluss erfolgreich abgeschlossen: B.Sc., FH, M.Sc.):<text:tab/>B.Tech/B.sc<text:line-break/></text:p>
        </text:list-item>
        <text:list-item>
          <text:p text:style-name="P1">Vorname:<text:tab/> <text:tab/>Aditya<text:line-break/></text:p>
        </text:list-item>
        <text:list-item>
          <text:p text:style-name="P1">Nachname:<text:tab/> <text:tab/>Raj<text:line-break/></text:p>
        </text:list-item>
        <text:list-item>
          <text:p text:style-name="P1">Geburtstag:<text:tab/> <text:tab/>26.12.1993<text:line-break/></text:p>
        </text:list-item>
        <text:list-item>
          <text:p text:style-name="P1">Familienstand:<text:tab/> Single<text:line-break/></text:p>
        </text:list-item>
        <text:list-item>
          <text:p text:style-name="P1">Geburtsort:<text:tab/> <text:tab/>Patna, India<text:line-break/></text:p>
        </text:list-item>
        <text:list-item>
          <text:p text:style-name="P1">Staatsangehörigkeit:<text:tab/> Indian<text:line-break/></text:p>
        </text:list-item>
        <text:list-item>
          <text:p text:style-name="P1">Derzeitige Anschrift (Straße, PLZ, Wohnort):<text:tab/> Leibnizstraße 24, Zimmer 22, Clausthal-Zellerfeld – 38678<text:line-break/></text:p>
        </text:list-item>
        <text:list-item>
          <text:p text:style-name="P1">Telefon:<text:tab/> 01578 181 5223<text:line-break/></text:p>
        </text:list-item>
        <text:list-item>
          <text:p text:style-name="P1">Religion (ev., ev.-luth, römisch-kath., ….):<text:tab/> Hindu<text:line-break/></text:p>
        </text:list-item>
        <text:list-item>
          <text:p text:style-name="P1">Schon mal an der TU CLZ beschäftigt gewesen (Jahr): <text:tab/>NO<text:line-break/></text:p>
        </text:list-item>
        <text:list-item>
          <text:p text:style-name="P1">vollständige Bankverbindung (Kto, BLZ, IBAN, BIC, Name der Bank)<text:line-break/> <text:line-break/>IBAN: <text:tab/><text:tab/><text:span text:style-name="T1">DE38 1007 0024 0195 6952 00<text:tab/><text:line-break/> BIC: <text:tab/><text:tab/><text:tab/>DEUTDEDBBER<text:tab/><text:line-break/> Sort code:<text:tab/><text:tab/>10070024<text:line-break/>Account Number: <text:tab/>1956952 00<text:line-break/></text:span></text:p>
        </text:list-item>
        <text:list-item>
          <text:p text:style-name="P1">Immatrikulationsbescheinigung (per mail oder vorbeibringen): Still to receive by post, Confirmation Attached below <text:line-break/></text:p>
        </text:list-item>
        <text:list-item>
          <text:p text:style-name="P1">Krankenkasse privat oder gesetzlich, Name und wenn gesetzliche, Bescheinigung per mail oder vorbeibringen:</text:p>
          <text:p text:style-name="P1"><text:line-break/>AOK Health Insurance, Yet to receive the letter but confirmation attached below<text:line-break/></text:p>
        </text:list-item>
        <text:list-item>
          <text:p text:style-name="P1">Weitere Tätigkeiten, Arbeitgeber mit Anschriften, seit wann - wie lange, Bruttolohn, Arbeitszeit Std./Monat)<text:line-break/><text:line-break/>Not Applicable<text:line-break/></text:p>
        </text:list-item>
        <text:list-item>
          <text:p text:style-name="P1">In diesem Kalenderjahr bereits beschäftigt gewesen wo, von bis, Bruttolohn, Arbeitszeit Std./Monat)<text:line-break/><text:line-break/><text:soft-page-break/>Not Applicable<text:line-break/></text:p>
        </text:list-item>
        <text:list-item>
          <text:p text:style-name="P1">Sozialversicherungsnummer: Passport Number K8222502<text:line-break/></text:p>
        </text:list-item>
        <text:list-item>
          <text:p text:style-name="P1">ID-Nr. vom Finanzamt: Not Available<text:line-break/></text:p>
        </text:list-item>
        <text:list-item>
          <text:p text:style-name="P1">Falls weitere Beschäftigung: TU Clausthal ist Hauptarbeitsverhältnis (Steuerkl. 1-5)?</text:p>
        </text:list-item>
      </text:list>
      <text:p text:style-name="Standard">Wenn B.Sc.-Abschluss vorhanden, Urkunde und Zeugnis vorbeibringen oder per mail schicken</text:p>
      <text:p text:style-name="Standard"><text:s/><text:line-break/>Attached Belo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itya Raj</meta:initial-creator>
    <meta:creation-date>2015-10-22T14:45:13</meta:creation-date>
    <meta:document-statistic meta:table-count="0" meta:image-count="0" meta:object-count="0" meta:page-count="2" meta:paragraph-count="23" meta:word-count="198" meta:character-count="1517"/>
    <dc:date>2015-10-22T15:33:17</dc:date>
    <dc:creator>Aditya Raj</dc:creator>
    <meta:editing-duration>PT2M30S</meta:editing-duration>
    <meta:editing-cycles>1</meta:editing-cycles>
    <meta:generator>OpenOffice/4.1.1$Unix OpenOffice.org_project/411m6$Build-9775</meta:generator>
  </office:meta>
</office:document-meta>
</file>